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30.04mm"/>
    </style:style>
    <style:style style:name="co4" style:family="table-column">
      <style:table-column-properties fo:break-before="auto" style:column-width="51.28mm"/>
    </style:style>
    <style:style style:name="co5" style:family="table-column">
      <style:table-column-properties fo:break-before="auto" style:column-width="24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<text:a xlink:href="https://www.lernhelfer.de/schuelerlexikon/mathematik-abitur/artikel/kugelgleichungen" xlink:type="simple">https://www.lernhelfer.de/schuelerlexikon/mathematik-abitur/artikel/kugelgleichungen</text:a>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kungel mittelpunkt koordinaten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number-columns-repeated="7"/>
          <table:table-cell table:number-columns-repeated="3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adius</text:p>
          </table:table-cell>
          <table:table-cell office:value-type="string" calcext:value-type="string">
            <text:p>Y-angel</text:p>
          </table:table-cell>
          <table:table-cell office:value-type="string" calcext:value-type="string">
            <text:p>X-angel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28" calcext:value-type="float">
            <text:p>128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S([.B6])*COS([.C6])*[.A6]+[.$H$4]" office:value-type="float" office:value="1231.48700402846" calcext:value-type="float">
            <text:p>1231,4870040285</text:p>
          </table:table-cell>
          <table:table-cell table:formula="of:=COS([.C6])*SIN([.B6])*[.A6]+[.$I$4]" office:value-type="float" office:value="759.111176434806" calcext:value-type="float">
            <text:p>759,1111764348</text:p>
          </table:table-cell>
          <table:table-cell table:formula="of:=SIN([.C6])*[.A6]+[.$J$4]" office:value-type="float" office:value="469.419806582168" calcext:value-type="float">
            <text:p>469,4198065822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29" calcext:value-type="float">
            <text:p>129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S([.B7])*COS([.C7])*[.A7]+[.$H$4]" office:value-type="float" office:value="1316.79584385282" calcext:value-type="float">
            <text:p>1316,7958438528</text:p>
          </table:table-cell>
          <table:table-cell table:formula="of:=COS([.C7])*SIN([.B7])*[.A7]+[.$I$4]" office:value-type="float" office:value="1062.47194117141" calcext:value-type="float">
            <text:p>1062,4719411714</text:p>
          </table:table-cell>
          <table:table-cell table:formula="of:=SIN([.C7])*[.A7]+[.$J$4]" office:value-type="float" office:value="487.190435069847" calcext:value-type="float">
            <text:p>487,1904350698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30" calcext:value-type="float">
            <text:p>13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S([.B8])*COS([.C8])*[.A8]+[.$H$4]" office:value-type="float" office:value="1115.07450998169" calcext:value-type="float">
            <text:p>1115,0745099817</text:p>
          </table:table-cell>
          <table:table-cell table:formula="of:=COS([.C8])*SIN([.B8])*[.A8]+[.$I$4]" office:value-type="float" office:value="1291.40760364883" calcext:value-type="float">
            <text:p>1291,4076036488</text:p>
          </table:table-cell>
          <table:table-cell table:formula="of:=SIN([.C8])*[.A8]+[.$J$4]" office:value-type="float" office:value="502.422402345" calcext:value-type="float">
            <text:p>502,422402345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31" calcext:value-type="float">
            <text:p>13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S([.B9])*COS([.C9])*[.A9]+[.$H$4]" office:value-type="float" office:value="822.2558375918" calcext:value-type="float">
            <text:p>822,2558375918</text:p>
          </table:table-cell>
          <table:table-cell table:formula="of:=COS([.C9])*SIN([.B9])*[.A9]+[.$I$4]" office:value-type="float" office:value="1246.92842701017" calcext:value-type="float">
            <text:p>1246,9284270102</text:p>
          </table:table-cell>
          <table:table-cell table:formula="of:=SIN([.C9])*[.A9]+[.$J$4]" office:value-type="float" office:value="516.808149215978" calcext:value-type="float">
            <text:p>516,80814921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.00.0000</text:date>, <text:time style:data-style-name="N2" text:time-value="12:47:13.3062232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2:33:30.803557553</meta:creation-date>
    <dc:date>2017-06-16T12:46:21.893972827</dc:date>
    <meta:editing-duration>PT1M11S</meta:editing-duration>
    <meta:editing-cycles>1</meta:editing-cycles>
    <meta:generator>LibreOffice/5.1.6.2$Linux_X86_64 LibreOffice_project/10m0$Build-2</meta:generator>
    <meta:document-statistic meta:table-count="1" meta:cell-count="38" meta:object-count="0"/>
  </office:meta>
</office:document-meta>
</file>